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Web" style:master-page-name="MP0" style:family="paragraph">
      <style:paragraph-properties fo:break-before="page"/>
      <style:text-properties fo:color="#000000" fo:font-size="13.5pt" style:font-size-asian="13.5pt" style:font-size-complex="13.5pt" fo:language="en" fo:country="GB"/>
    </style:style>
    <style:style style:name="P2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3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4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5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6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7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8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9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0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1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2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3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4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5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6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7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8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19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0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1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2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3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4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5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6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7" style:parent-style-name="NormalWeb" style:family="paragraph">
      <style:text-properties fo:color="#000000" fo:font-size="13.5pt" style:font-size-asian="13.5pt" style:font-size-complex="13.5pt" fo:language="en" fo:country="GB"/>
    </style:style>
    <style:style style:name="P28" style:parent-style-name="NormalWeb" style:family="paragraph">
      <style:text-properties fo:color="#000000" fo:font-size="13.5pt" style:font-size-asian="13.5pt" style:font-size-complex="13.5pt"/>
    </style:style>
    <style:style style:name="P29" style:parent-style-name="NormalWeb" style:family="paragraph">
      <style:text-properties fo:color="#000000" fo:font-size="13.5pt" style:font-size-asian="13.5pt" style:font-size-complex="13.5pt"/>
    </style:style>
    <style:style style:name="P30" style:parent-style-name="NormalWeb" style:family="paragraph">
      <style:text-properties fo:color="#000000" fo:font-size="13.5pt" style:font-size-asian="13.5pt" style:font-size-complex="13.5pt"/>
    </style:style>
    <style:style style:name="P31" style:parent-style-name="NormalWeb" style:family="paragraph">
      <style:text-properties fo:color="#000000" fo:font-size="13.5pt" style:font-size-asian="13.5pt" style:font-size-complex="13.5pt"/>
    </style:style>
    <style:style style:name="P32" style:parent-style-name="NormalWeb" style:family="paragraph">
      <style:text-properties fo:color="#000000" fo:font-size="13.5pt" style:font-size-asian="13.5pt" style:font-size-complex="13.5pt"/>
    </style:style>
    <style:style style:name="P33" style:parent-style-name="NormalWeb" style:family="paragraph">
      <style:text-properties fo:color="#000000" fo:font-size="13.5pt" style:font-size-asian="13.5pt" style:font-size-complex="13.5pt"/>
    </style:style>
    <style:style style:name="P34" style:parent-style-name="NormalWeb" style:family="paragraph">
      <style:text-properties fo:color="#000000" fo:font-size="13.5pt" style:font-size-asian="13.5pt" style:font-size-complex="13.5pt"/>
    </style:style>
  </office:automatic-styles>
  <office:body>
    <office:text text:use-soft-page-breaks="true">
      <text:p text:style-name="P1">Report on Vulnerability Analysis with OpenVAS on Metasploitable 2</text:p>
      <text:p text:style-name="P2">AMINA MAZOUZI</text:p>
      <text:p text:style-name="P3">I. Introduction :</text:p>
      <text:p text:style-name="P4">This report presents a vulnerability analysis conducted with OpenVAS on Metasploitable 2. OpenVAS (Open Vulnerability Assessment System) is a powerful, open-source tool used to scan and identify security vulnerabilities in computer systems. Metasploitable 2, on the other hand, is a deliberately vulnerable virtual machine often used for security testing and training purposes.</text:p>
      <text:p text:style-name="P5">II. Steps Followed:</text:p>
      <text:p text:style-name="P6">After installing OpenVAS, we started the vulnerability manager with the &lt;&lt;gvm start&gt;&gt; command. To access the OpenVAS web interface, we used the command &lt;&lt;sudo openvasmd&gt;&gt;, which allows us to reach the interface typically at the address &lt;&lt;http://localhost:9392&gt;&gt;. This interface provides a user-friendly environment to configure and launch vulnerability scans, analyze the results, and take appropriate corrective actions.</text:p>
      <text:p text:style-name="P7">1. Creating a target in OpenVAS</text:p>
      <text:p text:style-name="P8">· Go to "Configuration" in the top menu and select "Targets".</text:p>
      <text:p text:style-name="P9">· Create new target with a name "Metasploitable2".</text:p>
      <text:p text:style-name="P10">· The target IP host which is the IP address for our Metasploitable 2 lab machine.</text:p>
      <text:p text:style-name="P11">2. Creating a Scanning task</text:p>
      <text:p text:style-name="P12">· Navigate to the "Scans" section.</text:p>
      <text:p text:style-name="P13">· Click on "Tasks".</text:p>
      <text:p text:style-name="P14">· Select "Create Task".</text:p>
      <text:p text:style-name="P15">· Task name let’s say “MetaX2”</text:p>
      <text:p text:style-name="P16">· Make sure that the Metasploitable2 target we’ve created earlier is selected.</text:p>
      <text:p text:style-name="P17">3. Running the OpenVAS vulnerability scan</text:p>
      <text:p text:style-name="P18">· Click on "Start".</text:p>
      <text:p text:style-name="P19">4. Viewing the Results</text:p>
      <text:soft-page-break/>
      <text:p text:style-name="P20">· Now that the vulnerability scan is finished we can browse to ‘Scans -&gt; Reports’ in the top menu. On the reports page we can find the report for the completed scanning task.</text:p>
      <text:p text:style-name="P21">III. Vulnerabilities :</text:p>
      <text:p text:style-name="P22">· vsftpd 2.3.4 - Backdoor Vulnerability :</text:p>
      <text:p text:style-name="P23">o Unauthorized remote code execution via backdoor.</text:p>
      <text:p text:style-name="P24">o Solution:</text:p>
      <text:p text:style-name="P25">- Install a secure version of vsftpd.</text:p>
      <text:p text:style-name="P26">· Weak MySQL Passwords :</text:p>
      <text:p text:style-name="P27">o Weak or default passwords detected.</text:p>
      <text:p text:style-name="P28">o Examples:</text:p>
      <text:p text:style-name="P29">Username password</text:p>
      <text:p text:style-name="P30">user user</text:p>
      <text:p text:style-name="P31">postgres postgres</text:p>
      <text:p text:style-name="P32">msfadmin msfadmin</text:p>
      <text:p text:style-name="P33">o Solution:</text:p>
      <text:p text:style-name="P34">- Change to strong, u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villion</meta:initial-creator>
    <dc:creator>Pavillion</dc:creator>
    <meta:creation-date>2024-05-28T20:03:00Z</meta:creation-date>
    <dc:date>2024-05-28T20:06:00Z</dc:date>
    <meta:template xlink:href="Normal" xlink:type="simple"/>
    <meta:editing-cycles>1</meta:editing-cycles>
    <meta:editing-duration>PT180S</meta:editing-duration>
    <meta:document-statistic meta:page-count="2" meta:paragraph-count="3" meta:word-count="302" meta:character-count="1960" meta:row-count="13" meta:non-whitespace-character-count="1661"/>
  </office:meta>
</office:document-meta>
</file>